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5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136.6pt"/>
    </style:style>
    <style:style style:name="co4" style:family="table-column">
      <style:table-column-properties fo:break-before="auto" style:column-width="285.59pt"/>
    </style:style>
    <style:style style:name="co5" style:family="table-column">
      <style:table-column-properties fo:break-before="auto" style:column-width="101.11pt"/>
    </style:style>
    <style:style style:name="co6" style:family="table-column">
      <style:table-column-properties fo:break-before="auto" style:column-width="133.54pt"/>
    </style:style>
    <style:style style:name="co7" style:family="table-column">
      <style:table-column-properties fo:break-before="auto" style:column-width="248.94pt"/>
    </style:style>
    <style:style style:name="co8" style:family="table-column">
      <style:table-column-properties fo:break-before="auto" style:column-width="161.09pt"/>
    </style:style>
    <style:style style:name="co9" style:family="table-column">
      <style:table-column-properties fo:break-before="auto" style:column-width="101.3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pt" fo:break-before="auto" style:use-optimal-row-height="true"/>
    </style:style>
    <style:style style:name="ro3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GB">
      <number:number number:min-integer-digits="1"/>
    </number:number-style>
    <style:style style:name="ce1" style:family="table-cell" style:parent-style-name="Default">
      <style:table-cell-properties fo:wrap-option="wrap" fo:border="0.99pt solid #000000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20000">
      <style:table-cell-properties fo:wrap-option="wrap" fo:border="0.06pt solid #000000"/>
    </style:style>
    <style:style style:name="ce5" style:family="table-cell" style:parent-style-name="Default">
      <style:table-cell-properties fo:background-color="#ffcc00" fo:wrap-option="wrap" fo:border="0.06pt solid #000000"/>
    </style:style>
    <style:style style:name="ce6" style:family="table-cell" style:parent-style-name="Default">
      <style:table-cell-properties fo:background-color="#ffcc00" fo:wrap-option="wrap" fo:border="0.06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66ff00" fo:wrap-option="wrap" fo:border="0.06pt solid #000000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3" table:default-cell-style-name="ce7"/>
        <table:table-column table:style-name="co9" table:default-cell-style-name="ce7"/>
        <table:table-row table:style-name="ro1" table:number-rows-repeated="2">
          <table:table-cell table:style-name="Default" table:number-columns-repeated="10"/>
        </table:table-row>
        <table:table-row table:style-name="ro2">
          <table:table-cell table:style-name="ce1" office:value-type="string" calcext:value-type="string" table:number-columns-spanned="6" table:number-rows-spanned="1">
            <text:p>Informacje ogólne</text:p>
          </table:table-cell>
          <table:covered-table-cell table:number-columns-repeated="5" table:style-name="ce3"/>
          <table:table-cell table:number-columns-repeated="2"/>
          <table:table-cell table:style-name="ce8" office:value-type="string" calcext:value-type="string" table:number-columns-spanned="2" table:number-rows-spanned="4">
            <text:p>Zielone pola wypełnia osoba sprawdzająca scenariusz</text:p>
          </table:table-cell>
          <table:covered-table-cell table:style-name="ce3"/>
        </table:table-row>
        <table:table-row table:style-name="ro2">
          <table:table-cell office:value-type="string" calcext:value-type="string" table:number-columns-spanned="2" table:number-rows-spanned="1">
            <text:p>Nr scenariusza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3" table:number-columns-repeated="3"/>
          <table:table-cell table:number-columns-repeated="2"/>
          <table:covered-table-cell table:number-columns-repeated="2" table:style-name="ce3"/>
        </table:table-row>
        <table:table-row table:style-name="ro2">
          <table:table-cell office:value-type="string" calcext:value-type="string" table:number-columns-spanned="2" table:number-rows-spanned="1">
            <text:p>Opis scenariusza</text:p>
          </table:table-cell>
          <table:covered-table-cell/>
          <table:table-cell office:value-type="string" calcext:value-type="string" table:number-columns-spanned="4" table:number-rows-spanned="1">
            <text:p>Budowa garażu</text:p>
          </table:table-cell>
          <table:covered-table-cell table:number-columns-repeated="3" table:style-name="ce3"/>
          <table:table-cell table:number-columns-repeated="2"/>
          <table:covered-table-cell table:number-columns-repeated="2" table:style-name="ce3"/>
        </table:table-row>
        <table:table-row table:style-name="ro2">
          <table:table-cell office:value-type="string" calcext:value-type="string" table:number-columns-spanned="2" table:number-rows-spanned="1">
            <text:p>Opis klienta</text:p>
          </table:table-cell>
          <table:covered-table-cell/>
          <table:table-cell office:value-type="string" calcext:value-type="string" table:number-columns-spanned="4" table:number-rows-spanned="1">
            <text:p>Rodzina planująca rozbudowę domu o garaż dla swojego samochody</text:p>
          </table:table-cell>
          <table:covered-table-cell/>
          <table:covered-table-cell table:style-name="ce2"/>
          <table:covered-table-cell/>
          <table:table-cell table:number-columns-repeated="2"/>
          <table:covered-table-cell table:number-columns-repeated="2" table:style-name="ce3"/>
        </table:table-row>
        <table:table-row table:style-name="ro2">
          <table:table-cell office:value-type="string" calcext:value-type="string" table:number-columns-spanned="2" table:number-rows-spanned="1">
            <text:p>Budżet</text:p>
          </table:table-cell>
          <table:covered-table-cell/>
          <table:table-cell office:value-type="float" office:value="7000" calcext:value-type="float">
            <text:p>7000</text:p>
          </table:table-cell>
          <table:table-cell/>
          <table:table-cell table:style-name="ce2"/>
          <table:table-cell table:number-columns-repeated="3"/>
          <table:table-cell table:style-name="ce3"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Czas realizacji</text:p>
          </table:table-cell>
          <table:covered-table-cell/>
          <table:table-cell office:value-type="string" calcext:value-type="string">
            <text:p>2 tygodnie</text:p>
          </table:table-cell>
          <table:table-cell/>
          <table:table-cell table:style-name="ce2"/>
          <table:table-cell table:number-columns-repeated="3"/>
          <table:table-cell table:style-name="ce3" table:number-columns-repeated="2"/>
        </table:table-row>
        <table:table-row table:style-name="ro3">
          <table:table-cell office:value-type="string" calcext:value-type="string">
            <text:p>Lp.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Wymagania produktu</text:p>
          </table:table-cell>
          <table:table-cell office:value-type="string" calcext:value-type="string">
            <text:p>Przykłąd rzeczywistego produktu (link z poza naszego sklepu)</text:p>
          </table:table-cell>
          <table:table-cell table:style-name="ce2" office:value-type="string" calcext:value-type="string">
            <text:p>Przedział cenowy</text:p>
          </table:table-cell>
          <table:table-cell table:style-name="ce3" office:value-type="string" calcext:value-type="string">
            <text:p>Ocena (1 – 10)</text:p>
          </table:table-cell>
          <table:table-cell table:style-name="ce2" office:value-type="string" calcext:value-type="string">
            <text:p>Link do produktu w naszym sklepie</text:p>
          </table:table-cell>
          <table:table-cell table:style-name="ce2" office:value-type="string" calcext:value-type="string">
            <text:p>Produkt wybrany przez klienta</text:p>
          </table:table-cell>
          <table:table-cell table:style-name="ce2" office:value-type="string" calcext:value-type="string">
            <text:p>Cena produktu</text:p>
          </table:table-cell>
          <table:table-cell table:style-name="ce2" office:value-type="string" calcext:value-type="string">
            <text:p>Czas poszukiwan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gły</text:p>
          </table:table-cell>
          <table:table-cell office:value-type="string" calcext:value-type="string">
            <text:p>klinowana</text:p>
          </table:table-cell>
          <table:table-cell office:value-type="string" calcext:value-type="string">
            <text:p><text:a xlink:href="https://www.leroymerlin.pl/materialy-budowlane/materialy-budowlane-stan-surowy/cegly-klinkierowe/cegla-klinkierowa-ksztaltka-karpatia-1l-wienerberger,p170479,l1555.html" xlink:type="simple">https://www.leroymerlin.pl/materialy-budowlane/materialy-budowlane-stan-surowy/cegly-klinkierowe/cegla-klinkierowa-ksztaltka-karpatia-1l-wienerberger,p170479,l1555.html</text:a></text:p>
          </table:table-cell>
          <table:table-cell office:value-type="string" calcext:value-type="string">
            <text:p>3 – 8</text:p>
          </table:table-cell>
          <table:table-cell office:value-type="string" calcext:value-type="string">
            <text:p>4 – 10</text:p>
          </table:table-cell>
          <table:table-cell table:style-name="ce5" office:value-type="string" calcext:value-type="string">
            <text:p><text:a xlink:href="http://172.20.83.81/stan-surowy/96-cegla-klinkierowa-ksztaltka-pomerania-1l-wienerberger.html" xlink:type="simple">http://172.20.83.81/stan-surowy/96-cegla-klinkierowa-ksztaltka-pomerania-1l-wienerberger.html</text:a>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powszechnego zastosowania</text:p>
          </table:table-cell>
          <table:table-cell office:value-type="string" calcext:value-type="string">
            <text:p><text:a xlink:href="https://www.leroymerlin.pl/materialy-budowlane/materialy-budowlane-stan-surowy/cementy/cement-ii-32-5-r-worek-odra-opole,p169320,l352.html" xlink:type="simple">https://www.leroymerlin.pl/materialy-budowlane/materialy-budowlane-stan-surowy/cementy/cement-ii-32-5-r-worek-odra-opole,p169320,l352.html</text:a></text:p>
          </table:table-cell>
          <table:table-cell office:value-type="string" calcext:value-type="string">
            <text:p>10 – 20</text:p>
          </table:table-cell>
          <table:table-cell office:value-type="string" calcext:value-type="string">
            <text:p>5 – 6</text:p>
          </table:table-cell>
          <table:table-cell table:style-name="ce5" office:value-type="string" calcext:value-type="string">
            <text:p><text:a xlink:href="http://172.20.83.81/stan-surowy/16-cement-cem-ii-b-l-325-r-worek-lafarge-budowlany.html" xlink:type="simple">http://172.20.83.81/stan-surowy/16-cement-cem-ii-b-l-325-r-worek-lafarge-budowlany.html</text:a></text:p>
          </table:table-cell>
          <table:table-cell table:style-name="ce7"/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egły</text:p>
          </table:table-cell>
          <table:table-cell office:value-type="string" calcext:value-type="string">
            <text:p>pełna</text:p>
          </table:table-cell>
          <table:table-cell office:value-type="string" calcext:value-type="string">
            <text:p><text:a xlink:href="https://www.leroymerlin.pl/materialy-budowlane/materialy-budowlane-stan-surowy/cegly-klinkierowe/cegla-klinkierowa-pelna-nf-kaminoo,p383342,l1555.html" xlink:type="simple">https://www.leroymerlin.pl/materialy-budowlane/materialy-budowlane-stan-surowy/cegly-klinkierowe/cegla-klinkierowa-pelna-nf-kaminoo,p383342,l1555.html</text:a></text:p>
          </table:table-cell>
          <table:table-cell office:value-type="string" calcext:value-type="string">
            <text:p>1 – 5</text:p>
          </table:table-cell>
          <table:table-cell office:value-type="string" calcext:value-type="string">
            <text:p>4 – 10</text:p>
          </table:table-cell>
          <table:table-cell table:style-name="ce6" office:value-type="string" calcext:value-type="string">
            <text:p><text:span text:style-name="T1"><text:a xlink:href="http://172.20.83.81/stan-surowy/58-cegla-pelna-kl200.html" xlink:type="simple">http://172.20.83.81/stan-surowy/58-cegla-pelna-kl200.html</text:a></text:span>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aprawa</text:p>
          </table:table-cell>
          <table:table-cell office:value-type="string" calcext:value-type="string">
            <text:p>szybkoschnąca</text:p>
          </table:table-cell>
          <table:table-cell office:value-type="string" calcext:value-type="string">
            <text:p><text:a xlink:href="https://www.leroymerlin.pl/materialy-budowlane/materialy-budowlane-stan-surowy/cementy/zaprawa-montazowa-cx15-ceresit,p402,l352.html" xlink:type="simple">https://www.leroymerlin.pl/materialy-budowlane/materialy-budowlane-stan-surowy/cementy/zaprawa-montazowa-cx15-ceresit,p402,l352.html</text:a></text:p>
          </table:table-cell>
          <table:table-cell office:value-type="string" calcext:value-type="string">
            <text:p>60 – 90</text:p>
          </table:table-cell>
          <table:table-cell office:value-type="string" calcext:value-type="string">
            <text:p>4 – 9</text:p>
          </table:table-cell>
          <table:table-cell table:style-name="ce5" office:value-type="string" calcext:value-type="string">
            <text:p><text:a xlink:href="http://172.20.83.81/stan-surowy/48-zaprawa-szybkowiazaca-cx-5-ceresit.html" xlink:type="simple">http://172.20.83.81/stan-surowy/48-zaprawa-szybkowiazaca-cx-5-ceresit.html</text:a>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mulsja</text:p>
          </table:table-cell>
          <table:table-cell office:value-type="string" calcext:value-type="string">
            <text:p>gruntująca, cekolu</text:p>
          </table:table-cell>
          <table:table-cell office:value-type="string" calcext:value-type="string">
            <text:p><text:a xlink:href="https://www.leroymerlin.pl/materialy-budowlane/grunty-i-impregnaty/grunty/emulsja-gruntujaca-dl-80-butelka-cekol,p31115,l381.html" xlink:type="simple">https://www.leroymerlin.pl/materialy-budowlane/grunty-i-impregnaty/grunty/emulsja-gruntujaca-dl-80-butelka-cekol,p31115,l381.html</text:a></text:p>
          </table:table-cell>
          <table:table-cell office:value-type="string" calcext:value-type="string">
            <text:p>7 – 25</text:p>
          </table:table-cell>
          <table:table-cell office:value-type="string" calcext:value-type="string">
            <text:p>7 – 9 </text:p>
          </table:table-cell>
          <table:table-cell table:style-name="ce5" office:value-type="string" calcext:value-type="string">
            <text:p><text:a xlink:href="http://172.20.83.81/grunty-i-inpregnaty/298-emulsja-gruntujaca-dl-80-butelka-cekol.html" xlink:type="simple">http://172.20.83.81/grunty-i-inpregnaty/298-emulsja-gruntujaca-dl-80-butelka-cekol.html</text:a>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rba </text:p>
          </table:table-cell>
          <table:table-cell office:value-type="string" calcext:value-type="string">
            <text:p>na dach</text:p>
          </table:table-cell>
          <table:table-cell office:value-type="string" calcext:value-type="string">
            <text:p><text:a xlink:href="https://www.leroymerlin.pl/dachy-i-akcesoria/farby-i-uszczelniacze-dachowe/farby-do-dachow/farba-na-dach-cynkobond-den-braven,p186746,l453.html" xlink:type="simple">https://www.leroymerlin.pl/dachy-i-akcesoria/farby-i-uszczelniacze-dachowe/farby-do-dachow/farba-na-dach-cynkobond-den-braven,p186746,l453.html</text:a></text:p>
          </table:table-cell>
          <table:table-cell office:value-type="string" calcext:value-type="string">
            <text:p>30 -50</text:p>
          </table:table-cell>
          <table:table-cell office:value-type="string" calcext:value-type="string">
            <text:p>8 – 8</text:p>
          </table:table-cell>
          <table:table-cell table:style-name="ce5" office:value-type="string" calcext:value-type="string">
            <text:p><text:a xlink:href="http://172.20.83.81/farby-i-uszczelniacze-dachowe/1081-farba-na-dach-cynkobond-den-braven.html" xlink:type="simple">http://172.20.83.81/farby-i-uszczelniacze-dachowe/1081-farba-na-dach-cynkobond-den-braven.html</text:a>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acha dachowa</text:p>
          </table:table-cell>
          <table:table-cell office:value-type="string" calcext:value-type="string">
            <text:p>ciemny</text:p>
          </table:table-cell>
          <table:table-cell office:value-type="string" calcext:value-type="string">
            <text:p><text:a xlink:href="https://www.leroymerlin.pl/dachy-i-akcesoria/pokrycia-dachowe/blachodachowka/blacha-dachowkowa-szafir-2-2-pruszynski,p409581,l2615.html" xlink:type="simple">https://www.leroymerlin.pl/dachy-i-akcesoria/pokrycia-dachowe/blachodachowka/blacha-dachowkowa-szafir-2-2-pruszynski,p409581,l2615.html</text:a></text:p>
          </table:table-cell>
          <table:table-cell office:value-type="string" calcext:value-type="string">
            <text:p>80 – 110</text:p>
          </table:table-cell>
          <table:table-cell office:value-type="string" calcext:value-type="string">
            <text:p>10 – 10</text:p>
          </table:table-cell>
          <table:table-cell table:style-name="ce5" office:value-type="string" calcext:value-type="string">
            <text:p><text:a xlink:href="http://172.20.83.81/pokrycie-dachowe/772-blacha-dachowkowa-szafir-22-pruszynski.html" xlink:type="simple">http://172.20.83.81/pokrycie-dachowe/772-blacha-dachowkowa-szafir-22-pruszynski.html</text:a></text:p>
          </table:table-cell>
          <table:table-cell table:style-name="ce7"/>
          <table:table-cell table:number-columns-repeated="2"/>
        </table:table-row>
        <table:table-row table:style-name="ro1" table:number-rows-repeated="2">
          <table:table-cell table:style-name="ce3" table:number-columns-repeated="6"/>
          <table:table-cell table:number-columns-repeated="2"/>
          <table:table-cell table:style-name="ce3" table:number-columns-repeated="2"/>
        </table:table-row>
        <table:table-row table:style-name="ro2">
          <table:table-cell table:style-name="ce1" office:value-type="string" calcext:value-type="string" table:number-columns-spanned="6" table:number-rows-spanned="1">
            <text:p>Informacje ogólne</text:p>
          </table:table-cell>
          <table:covered-table-cell table:number-columns-repeated="5" table:style-name="ce3"/>
          <table:table-cell table:number-columns-repeated="2"/>
          <table:table-cell table:style-name="ce8" office:value-type="string" calcext:value-type="string" table:number-columns-spanned="2" table:number-rows-spanned="4">
            <text:p>Zielone pola wypełnia osoba sprawdzająca scenariusz</text:p>
          </table:table-cell>
          <table:covered-table-cell table:style-name="ce3"/>
        </table:table-row>
        <table:table-row table:style-name="ro2">
          <table:table-cell office:value-type="string" calcext:value-type="string" table:number-columns-spanned="2" table:number-rows-spanned="1">
            <text:p>Nr scenariusza</text:p>
          </table:table-cell>
          <table:covered-table-cell/>
          <table:table-cell office:value-type="float" office:value="2" calcext:value-type="float">
            <text:p>2</text:p>
          </table:table-cell>
          <table:table-cell table:style-name="ce3" table:number-columns-repeated="3"/>
          <table:table-cell table:number-columns-repeated="2"/>
          <table:covered-table-cell table:number-columns-repeated="2" table:style-name="ce3"/>
        </table:table-row>
        <table:table-row table:style-name="ro2">
          <table:table-cell office:value-type="string" calcext:value-type="string" table:number-columns-spanned="2" table:number-rows-spanned="1">
            <text:p>Opis scenariusza</text:p>
          </table:table-cell>
          <table:covered-table-cell/>
          <table:table-cell office:value-type="string" calcext:value-type="string" table:number-columns-spanned="4" table:number-rows-spanned="1">
            <text:p>Budowa domu</text:p>
          </table:table-cell>
          <table:covered-table-cell table:number-columns-repeated="3" table:style-name="ce3"/>
          <table:table-cell table:number-columns-repeated="2"/>
          <table:covered-table-cell table:number-columns-repeated="2" table:style-name="ce3"/>
        </table:table-row>
        <table:table-row table:style-name="ro2">
          <table:table-cell office:value-type="string" calcext:value-type="string" table:number-columns-spanned="2" table:number-rows-spanned="1">
            <text:p>Opis klienta</text:p>
          </table:table-cell>
          <table:covered-table-cell/>
          <table:table-cell office:value-type="string" calcext:value-type="string" table:number-columns-spanned="4" table:number-rows-spanned="1">
            <text:p>Młode małżeństwo świeżo po ślubie planujące wybudować swój własny dom</text:p>
          </table:table-cell>
          <table:covered-table-cell/>
          <table:covered-table-cell table:style-name="ce2"/>
          <table:covered-table-cell/>
          <table:table-cell table:number-columns-repeated="2"/>
          <table:covered-table-cell table:number-columns-repeated="2" table:style-name="ce3"/>
        </table:table-row>
        <table:table-row table:style-name="ro2">
          <table:table-cell office:value-type="string" calcext:value-type="string" table:number-columns-spanned="2" table:number-rows-spanned="1">
            <text:p>Budżet</text:p>
          </table:table-cell>
          <table:covered-table-cell/>
          <table:table-cell office:value-type="float" office:value="100000" calcext:value-type="float">
            <text:p>100000</text:p>
          </table:table-cell>
          <table:table-cell/>
          <table:table-cell table:style-name="ce2"/>
          <table:table-cell table:number-columns-repeated="3"/>
          <table:table-cell table:style-name="ce3"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Czas realizacji</text:p>
          </table:table-cell>
          <table:covered-table-cell/>
          <table:table-cell office:value-type="string" calcext:value-type="string">
            <text:p>3 miesiące</text:p>
          </table:table-cell>
          <table:table-cell/>
          <table:table-cell table:style-name="ce2"/>
          <table:table-cell table:number-columns-repeated="3"/>
          <table:table-cell table:style-name="ce3" table:number-columns-repeated="2"/>
        </table:table-row>
        <table:table-row table:style-name="ro3">
          <table:table-cell office:value-type="string" calcext:value-type="string">
            <text:p>Lp.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Wymagania produktu</text:p>
          </table:table-cell>
          <table:table-cell office:value-type="string" calcext:value-type="string">
            <text:p>Przykłąd rzeczywistego produktu (link z poza naszego sklepu)</text:p>
          </table:table-cell>
          <table:table-cell table:style-name="ce2" office:value-type="string" calcext:value-type="string">
            <text:p>Przedział cenowy</text:p>
          </table:table-cell>
          <table:table-cell table:style-name="ce3" office:value-type="string" calcext:value-type="string">
            <text:p>Ocena (1 – 10)</text:p>
          </table:table-cell>
          <table:table-cell table:style-name="ce2" office:value-type="string" calcext:value-type="string">
            <text:p>Link do produktu w naszym sklepie</text:p>
          </table:table-cell>
          <table:table-cell table:style-name="ce2" office:value-type="string" calcext:value-type="string">
            <text:p>Produkt wybrany przez klienta</text:p>
          </table:table-cell>
          <table:table-cell table:style-name="ce2" office:value-type="string" calcext:value-type="string">
            <text:p>Cena produktu</text:p>
          </table:table-cell>
          <table:table-cell table:style-name="ce2" office:value-type="string" calcext:value-type="string">
            <text:p>Czas poszukiwan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gły</text:p>
          </table:table-cell>
          <table:table-cell office:value-type="string" calcext:value-type="string">
            <text:p>pelne</text:p>
          </table:table-cell>
          <table:table-cell office:value-type="string" calcext:value-type="string">
            <text:p><text:a xlink:href="https://www.leroymerlin.pl/materialy-budowlane/materialy-budowlane-stan-surowy/cegly-klinkierowe/cegla-klinkierowa-pelna-nf-kaminoo,p383225,l1555.html" xlink:type="simple">https://www.leroymerlin.pl/materialy-budowlane/materialy-budowlane-stan-surowy/cegly-klinkierowe/cegla-klinkierowa-pelna-nf-kaminoo,p383225,l1555.html</text:a></text:p>
          </table:table-cell>
          <table:table-cell office:value-type="string" calcext:value-type="string">
            <text:p>3 – 10</text:p>
          </table:table-cell>
          <table:table-cell office:value-type="string" calcext:value-type="string">
            <text:p>5 – 8</text:p>
          </table:table-cell>
          <table:table-cell table:style-name="ce5" office:value-type="string" calcext:value-type="string">
            <text:p><text:a xlink:href="http://172.20.83.81/stan-surowy/30-cegla-klinkierowa-pelna-nf-kaminoo.html" xlink:type="simple">http://172.20.83.81/stan-surowy/30-cegla-klinkierowa-pelna-nf-kaminoo.html</text:a>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murarski</text:p>
          </table:table-cell>
          <table:table-cell office:value-type="string" calcext:value-type="string">
            <text:p><text:a xlink:href="https://www.leroymerlin.pl/materialy-budowlane/zaprawy-i-tynki/zaprawy-murarskie/cement-murarski-mc-22-5x-worek-odra-opole,p207460,l358.html" xlink:type="simple">https://www.leroymerlin.pl/materialy-budowlane/zaprawy-i-tynki/zaprawy-murarskie/cement-murarski-mc-22-5x-worek-odra-opole,p207460,l358.html</text:a></text:p>
          </table:table-cell>
          <table:table-cell office:value-type="string" calcext:value-type="string">
            <text:p>6 – 15</text:p>
          </table:table-cell>
          <table:table-cell office:value-type="string" calcext:value-type="string">
            <text:p>7 – 9</text:p>
          </table:table-cell>
          <table:table-cell table:style-name="ce5" office:value-type="string" calcext:value-type="string">
            <text:p><text:a xlink:href="http://172.20.83.81/zaprawy-i-tynki/277-cement-murarski-mc-225x-worek-odra-opole.html" xlink:type="simple">http://172.20.83.81/zaprawy-i-tynki/277-cement-murarski-mc-225x-worek-odra-opole.html</text:a>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ps</text:p>
          </table:table-cell>
          <table:table-cell office:value-type="string" calcext:value-type="string">
            <text:p>szpachlowy</text:p>
          </table:table-cell>
          <table:table-cell office:value-type="string" calcext:value-type="string">
            <text:p><text:a xlink:href="https://www.leroymerlin.pl/farby/przygotowanie-podloza/gipsy-i-masy-szpachlowe/gips-szpachlowy-modelgips-pufas,p1461,l853.html" xlink:type="simple">https://www.leroymerlin.pl/farby/przygotowanie-podloza/gipsy-i-masy-szpachlowe/gips-szpachlowy-modelgips-pufas,p1461,l853.html</text:a></text:p>
          </table:table-cell>
          <table:table-cell office:value-type="string" calcext:value-type="string">
            <text:p>15 -30</text:p>
          </table:table-cell>
          <table:table-cell office:value-type="string" calcext:value-type="string">
            <text:p>4 – 8</text:p>
          </table:table-cell>
          <table:table-cell table:style-name="ce5" office:value-type="string" calcext:value-type="string">
            <text:p><text:a xlink:href="http://172.20.83.81/zaprawy-i-tynki/251-gips-szpachlowy-szpachlowy-dolina-nidy.html" xlink:type="simple">http://172.20.83.81/zaprawy-i-tynki/251-gips-szpachlowy-szpachlowy-dolina-nidy.html</text:a>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yropian</text:p>
          </table:table-cell>
          <table:table-cell office:value-type="string" calcext:value-type="string">
            <text:p>fasadowy</text:p>
          </table:table-cell>
          <table:table-cell office:value-type="string" calcext:value-type="string">
            <text:p><text:a xlink:href="https://www.leroymerlin.pl/izolacja-budynkow/welna-mineralna-styropian/styropian/styropian-fasadowy-niefrezowany-eps-040-50-stb,p382322,l394.html" xlink:type="simple">https://www.leroymerlin.pl/izolacja-budynkow/welna-mineralna-styropian/styropian/styropian-fasadowy-niefrezowany-eps-040-50-stb,p382322,l394.html</text:a></text:p>
          </table:table-cell>
          <table:table-cell office:value-type="string" calcext:value-type="string">
            <text:p>20 – 40</text:p>
          </table:table-cell>
          <table:table-cell office:value-type="string" calcext:value-type="string">
            <text:p>5 – 8</text:p>
          </table:table-cell>
          <table:table-cell table:style-name="ce5" office:value-type="string" calcext:value-type="string">
            <text:p><text:a xlink:href="http://172.20.83.81/welna-mineralna-i-styropian/515-styropian-fasadowy-niefrezowany-eps-040-150-stb.html" xlink:type="simple">http://172.20.83.81/welna-mineralna-i-styropian/515-styropian-fasadowy-niefrezowany-eps-040-150-stb.html</text:a>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łna</text:p>
          </table:table-cell>
          <table:table-cell office:value-type="string" calcext:value-type="string">
            <text:p>mienralna</text:p>
          </table:table-cell>
          <table:table-cell office:value-type="string" calcext:value-type="string">
            <text:p><text:a xlink:href="https://www.leroymerlin.pl/izolacja-budynkow/welna-mineralna-styropian/welna-mineralna/welna-mineralna-rockroll-super-rockwool,p384497,l396.html" xlink:type="simple">https://www.leroymerlin.pl/izolacja-budynkow/welna-mineralna-styropian/welna-mineralna/welna-mineralna-rockroll-super-rockwool,p384497,l396.html</text:a></text:p>
          </table:table-cell>
          <table:table-cell office:value-type="string" calcext:value-type="string">
            <text:p>30 – 60</text:p>
          </table:table-cell>
          <table:table-cell office:value-type="string" calcext:value-type="string">
            <text:p>6 – 10</text:p>
          </table:table-cell>
          <table:table-cell table:style-name="ce5" office:value-type="string" calcext:value-type="string">
            <text:p><text:a xlink:href="http://172.20.83.81/welna-mineralna-i-styropian/493-welna-mineralna-rockroll-super-rockwool.html" xlink:type="simple">http://172.20.83.81/welna-mineralna-i-styropian/493-welna-mineralna-rockroll-super-rockwool.html</text:a></text:p>
          </table:table-cell>
          <table:table-cell table:style-name="ce7"/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5"/>
          <table:table-cell table:style-name="ce7"/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  <table:table-cell table:style-name="ce5"/>
          <table:table-cell table:style-name="ce7"/>
          <table:table-cell table:number-columns-repeated="2"/>
        </table:table-row>
        <table:table-row table:style-name="ro1" table:number-rows-repeated="3">
          <table:table-cell table:style-name="ce3" table:number-columns-repeated="6"/>
          <table:table-cell table:number-columns-repeated="2"/>
          <table:table-cell table:style-name="ce3" table:number-columns-repeated="2"/>
        </table:table-row>
        <table:table-row table:style-name="ro2">
          <table:table-cell table:style-name="ce1" office:value-type="string" calcext:value-type="string" table:number-columns-spanned="6" table:number-rows-spanned="1">
            <text:p>Informacje ogólne</text:p>
          </table:table-cell>
          <table:covered-table-cell table:number-columns-repeated="5" table:style-name="ce3"/>
          <table:table-cell table:number-columns-repeated="2"/>
          <table:table-cell table:style-name="ce8" office:value-type="string" calcext:value-type="string" table:number-columns-spanned="2" table:number-rows-spanned="4">
            <text:p>Zielone pola wypełnia osoba sprawdzająca scenariusz</text:p>
          </table:table-cell>
          <table:covered-table-cell table:style-name="ce3"/>
        </table:table-row>
        <table:table-row table:style-name="ro2">
          <table:table-cell office:value-type="string" calcext:value-type="string" table:number-columns-spanned="2" table:number-rows-spanned="1">
            <text:p>Nr scenariusza</text:p>
          </table:table-cell>
          <table:covered-table-cell/>
          <table:table-cell office:value-type="float" office:value="3" calcext:value-type="float">
            <text:p>3</text:p>
          </table:table-cell>
          <table:table-cell table:style-name="ce3" table:number-columns-repeated="3"/>
          <table:table-cell table:number-columns-repeated="2"/>
          <table:covered-table-cell table:number-columns-repeated="2" table:style-name="ce3"/>
        </table:table-row>
        <table:table-row table:style-name="ro1">
          <table:table-cell office:value-type="string" calcext:value-type="string" table:number-columns-spanned="2" table:number-rows-spanned="1">
            <text:p>Opis scenariusza</text:p>
          </table:table-cell>
          <table:covered-table-cell/>
          <table:table-cell office:value-type="string" calcext:value-type="string" table:number-columns-spanned="4" table:number-rows-spanned="1">
            <text:p>Ocieplanie budynku</text:p>
          </table:table-cell>
          <table:covered-table-cell table:number-columns-repeated="3" table:style-name="ce3"/>
          <table:table-cell table:number-columns-repeated="2"/>
          <table:covered-table-cell table:number-columns-repeated="2" table:style-name="ce3"/>
        </table:table-row>
        <table:table-row table:style-name="ro1">
          <table:table-cell office:value-type="string" calcext:value-type="string" table:number-columns-spanned="2" table:number-rows-spanned="1">
            <text:p>Opis klienta</text:p>
          </table:table-cell>
          <table:covered-table-cell/>
          <table:table-cell office:value-type="string" calcext:value-type="string" table:number-columns-spanned="4" table:number-rows-spanned="1">
            <text:p>Spółdzielnia mieszkaniowa planująca ocieplić jeden z ich budynków</text:p>
          </table:table-cell>
          <table:covered-table-cell/>
          <table:covered-table-cell table:style-name="ce2"/>
          <table:covered-table-cell/>
          <table:table-cell table:number-columns-repeated="2"/>
          <table:covered-table-cell table:number-columns-repeated="2" table:style-name="ce3"/>
        </table:table-row>
        <table:table-row table:style-name="ro1">
          <table:table-cell office:value-type="string" calcext:value-type="string" table:number-columns-spanned="2" table:number-rows-spanned="1">
            <text:p>Budżet</text:p>
          </table:table-cell>
          <table:covered-table-cell/>
          <table:table-cell office:value-type="float" office:value="50000" calcext:value-type="float">
            <text:p>50000</text:p>
          </table:table-cell>
          <table:table-cell/>
          <table:table-cell table:style-name="ce2"/>
          <table:table-cell table:number-columns-repeated="3"/>
          <table:table-cell table:style-name="ce3"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zas realizacji</text:p>
          </table:table-cell>
          <table:covered-table-cell/>
          <table:table-cell office:value-type="string" calcext:value-type="string">
            <text:p>2 miesiące</text:p>
          </table:table-cell>
          <table:table-cell/>
          <table:table-cell table:style-name="ce2"/>
          <table:table-cell table:number-columns-repeated="3"/>
          <table:table-cell table:style-name="ce3" table:number-columns-repeated="2"/>
        </table:table-row>
        <table:table-row table:style-name="ro3">
          <table:table-cell office:value-type="string" calcext:value-type="string">
            <text:p>Lp.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Wymagania produktu</text:p>
          </table:table-cell>
          <table:table-cell office:value-type="string" calcext:value-type="string">
            <text:p>Przykłąd rzeczywistego produktu (link z poza naszego sklepu)</text:p>
          </table:table-cell>
          <table:table-cell table:style-name="ce2" office:value-type="string" calcext:value-type="string">
            <text:p>Przedział cenowy</text:p>
          </table:table-cell>
          <table:table-cell table:style-name="ce3" office:value-type="string" calcext:value-type="string">
            <text:p>Ocena (1 – 10)</text:p>
          </table:table-cell>
          <table:table-cell table:style-name="ce2" office:value-type="string" calcext:value-type="string">
            <text:p>Link do produktu w naszym sklepie</text:p>
          </table:table-cell>
          <table:table-cell table:style-name="ce2" office:value-type="string" calcext:value-type="string">
            <text:p>Produkt wybrany przez klienta</text:p>
          </table:table-cell>
          <table:table-cell table:style-name="ce2" office:value-type="string" calcext:value-type="string">
            <text:p>Cena produktu</text:p>
          </table:table-cell>
          <table:table-cell table:style-name="ce2" office:value-type="string" calcext:value-type="string">
            <text:p>Czas poszukiwan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yropian</text:p>
          </table:table-cell>
          <table:table-cell office:value-type="string" calcext:value-type="string">
            <text:p>fasadowy</text:p>
          </table:table-cell>
          <table:table-cell office:value-type="string" calcext:value-type="string">
            <text:p><text:a xlink:href="https://www.leroymerlin.pl/izolacja-budynkow/welna-mineralna-styropian/styropian/styropian-fasadowy-niefrezowany-eps-040-50-stb,p382322,l394.html" xlink:type="simple">https://www.leroymerlin.pl/izolacja-budynkow/welna-mineralna-styropian/styropian/styropian-fasadowy-niefrezowany-eps-040-50-stb,p382322,l394.html</text:a></text:p>
          </table:table-cell>
          <table:table-cell office:value-type="string" calcext:value-type="string">
            <text:p>10 – 40</text:p>
          </table:table-cell>
          <table:table-cell office:value-type="string" calcext:value-type="string">
            <text:p>5 -8</text:p>
          </table:table-cell>
          <table:table-cell table:style-name="ce5" office:value-type="string" calcext:value-type="string">
            <text:p><text:a xlink:href="http://172.20.83.81/welna-mineralna-i-styropian/514-styropian-fasadowy-niefrezowany-baza-fasada-100-yetico.html" xlink:type="simple">http://172.20.83.81/welna-mineralna-i-styropian/514-styropian-fasadowy-niefrezowany-baza-fasada-100-yetico.html</text:a>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łna</text:p>
          </table:table-cell>
          <table:table-cell office:value-type="string" calcext:value-type="string">
            <text:p>szklana</text:p>
          </table:table-cell>
          <table:table-cell office:value-type="string" calcext:value-type="string">
            <text:p><text:a xlink:href="https://www.leroymerlin.pl/izolacja-budynkow/welna-mineralna-styropian/welna-mineralna/welna-szklana-home-33-ursa,p429691,l396.html" xlink:type="simple">https://www.leroymerlin.pl/izolacja-budynkow/welna-mineralna-styropian/welna-mineralna/welna-szklana-home-33-ursa,p429691,l396.html</text:a></text:p>
          </table:table-cell>
          <table:table-cell office:value-type="string" calcext:value-type="string">
            <text:p>15 – 30</text:p>
          </table:table-cell>
          <table:table-cell office:value-type="string" calcext:value-type="string">
            <text:p>6 -10</text:p>
          </table:table-cell>
          <table:table-cell table:style-name="ce5" office:value-type="string" calcext:value-type="string">
            <text:p><text:a xlink:href="http://172.20.83.81/welna-mineralna-i-styropian/488-welna-szklana-pro-mata-isover.html" xlink:type="simple">http://172.20.83.81/welna-mineralna-i-styropian/488-welna-szklana-pro-mata-isover.html</text:a>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łek do termoizolacji</text:p>
          </table:table-cell>
          <table:table-cell office:value-type="string" calcext:value-type="string">
            <text:p>z trzpieniem plastikowym</text:p>
          </table:table-cell>
          <table:table-cell office:value-type="string" calcext:value-type="string">
            <text:p><text:a xlink:href="https://www.leroymerlin.pl/izolacja-budynkow/welna-mineralna-styropian/akcesoria-montazowe-do-systemow-docieplen/kolek-do-termoizolacji-z-trzpieniem-metalowym-12-cm-10-x-120-mm-standers,p382915,l399.html" xlink:type="simple">https://www.leroymerlin.pl/izolacja-budynkow/welna-mineralna-styropian/akcesoria-montazowe-do-systemow-docieplen/kolek-do-termoizolacji-z-trzpieniem-metalowym-12-cm-10-x-120-mm-standers,p382915,l399.html</text:a></text:p>
          </table:table-cell>
          <table:table-cell office:value-type="string" calcext:value-type="string">
            <text:p>0.20 – 3</text:p>
          </table:table-cell>
          <table:table-cell office:value-type="string" calcext:value-type="string">
            <text:p>5-7</text:p>
          </table:table-cell>
          <table:table-cell table:style-name="ce5" office:value-type="string" calcext:value-type="string">
            <text:p><text:a xlink:href="http://172.20.83.81/welna-mineralna-i-styropian/463-kolek-do-termoizolacji-z-trzpieniem-plastikowym-12-cm-10-x-120-mm-standers.html" xlink:type="simple">http://172.20.83.81/welna-mineralna-i-styropian/463-kolek-do-termoizolacji-z-trzpieniem-plastikowym-12-cm-10-x-120-mm-standers.html</text:a>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lej uszczelniający izolacje</text:p>
          </table:table-cell>
          <table:table-cell office:value-type="string" calcext:value-type="string">
            <text:p>Akryl</text:p>
          </table:table-cell>
          <table:table-cell office:value-type="string" calcext:value-type="string">
            <text:p><text:a xlink:href="https://www.leroymerlin.pl/izolacja-budynkow/kleje-uszczelniacze-izolacje/akryle/akryl-bloker-pekniec-toupret,p432214,l2152.html" xlink:type="simple">https://www.leroymerlin.pl/izolacja-budynkow/kleje-uszczelniacze-izolacje/akryle/akryl-bloker-pekniec-toupret,p432214,l2152.html</text:a></text:p>
          </table:table-cell>
          <table:table-cell office:value-type="string" calcext:value-type="string">
            <text:p>10 – 25</text:p>
          </table:table-cell>
          <table:table-cell office:value-type="string" calcext:value-type="string">
            <text:p>6-8</text:p>
          </table:table-cell>
          <table:table-cell table:style-name="ce5" office:value-type="string" calcext:value-type="string">
            <text:p><text:a xlink:href="http://172.20.83.81/kleje-uszczelniajace-izolacje/603-akryl-bloker-pekniec-toupret.html" xlink:type="simple">http://172.20.83.81/kleje-uszczelniajace-izolacje/603-akryl-bloker-pekniec-toupret.html</text:a>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lej montażowy</text:p>
          </table:table-cell>
          <table:table-cell/>
          <table:table-cell office:value-type="string" calcext:value-type="string">
            <text:p><text:a xlink:href="https://www.leroymerlin.pl/izolacja-budynkow/kleje-uszczelniacze-izolacje/kleje-montazowe/klej-montazowy-48a-soudal,p15392,l2055.html" xlink:type="simple">https://www.leroymerlin.pl/izolacja-budynkow/kleje-uszczelniacze-izolacje/kleje-montazowe/klej-montazowy-48a-soudal,p15392,l2055.html</text:a></text:p>
          </table:table-cell>
          <table:table-cell office:value-type="string" calcext:value-type="string">
            <text:p>10 -30</text:p>
          </table:table-cell>
          <table:table-cell office:value-type="string" calcext:value-type="string">
            <text:p>7-8</text:p>
          </table:table-cell>
          <table:table-cell table:style-name="ce5" office:value-type="string" calcext:value-type="string">
            <text:p><text:a xlink:href="http://172.20.83.81/kleje-uszczelniajace-izolacje/644-klej-montazowy-cb-100-ceresit.html" xlink:type="simple">http://172.20.83.81/kleje-uszczelniajace-izolacje/644-klej-montazowy-cb-100-ceresit.html</text:a></text:p>
          </table:table-cell>
          <table:table-cell table:style-name="ce7"/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5"/>
          <table:table-cell table:style-name="ce7"/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  <table:table-cell table:style-name="ce5"/>
          <table:table-cell table:style-name="ce7"/>
          <table:table-cell table:number-columns-repeated="2"/>
        </table:table-row>
        <table:table-row table:style-name="ro1" table:number-rows-repeated="4">
          <table:table-cell table:style-name="ce3" table:number-columns-repeated="6"/>
          <table:table-cell table:number-columns-repeated="2"/>
          <table:table-cell table:style-name="ce3" table:number-columns-repeated="2"/>
        </table:table-row>
        <table:table-row table:style-name="ro2">
          <table:table-cell table:style-name="ce1" office:value-type="string" calcext:value-type="string" table:number-columns-spanned="6" table:number-rows-spanned="1">
            <text:p>Informacje ogólne</text:p>
          </table:table-cell>
          <table:covered-table-cell table:number-columns-repeated="5" table:style-name="ce3"/>
          <table:table-cell table:number-columns-repeated="2"/>
          <table:table-cell table:style-name="ce8" office:value-type="string" calcext:value-type="string" table:number-columns-spanned="2" table:number-rows-spanned="4">
            <text:p>Zielone pola wypełnia osoba sprawdzająca scenariusz</text:p>
          </table:table-cell>
          <table:covered-table-cell table:style-name="ce3"/>
        </table:table-row>
        <table:table-row table:style-name="ro2">
          <table:table-cell office:value-type="string" calcext:value-type="string" table:number-columns-spanned="2" table:number-rows-spanned="1">
            <text:p>Nr scenariusza</text:p>
          </table:table-cell>
          <table:covered-table-cell/>
          <table:table-cell office:value-type="float" office:value="4" calcext:value-type="float">
            <text:p>4</text:p>
          </table:table-cell>
          <table:table-cell table:style-name="ce3" table:number-columns-repeated="3"/>
          <table:table-cell table:number-columns-repeated="2"/>
          <table:covered-table-cell table:number-columns-repeated="2" table:style-name="ce3"/>
        </table:table-row>
        <table:table-row table:style-name="ro1">
          <table:table-cell office:value-type="string" calcext:value-type="string" table:number-columns-spanned="2" table:number-rows-spanned="1">
            <text:p>Opis scenariusza</text:p>
          </table:table-cell>
          <table:covered-table-cell/>
          <table:table-cell office:value-type="string" calcext:value-type="string" table:number-columns-spanned="4" table:number-rows-spanned="1">
            <text:p>Wymiana dachu</text:p>
          </table:table-cell>
          <table:covered-table-cell table:number-columns-repeated="3" table:style-name="ce3"/>
          <table:table-cell table:number-columns-repeated="2"/>
          <table:covered-table-cell table:number-columns-repeated="2" table:style-name="ce3"/>
        </table:table-row>
        <table:table-row table:style-name="ro1">
          <table:table-cell office:value-type="string" calcext:value-type="string" table:number-columns-spanned="2" table:number-rows-spanned="1">
            <text:p>Opis klienta</text:p>
          </table:table-cell>
          <table:covered-table-cell/>
          <table:table-cell office:value-type="string" calcext:value-type="string" table:number-columns-spanned="4" table:number-rows-spanned="1">
            <text:p>Rodzina musząca naprawić dach uszkodzony przez wichhury</text:p>
          </table:table-cell>
          <table:covered-table-cell/>
          <table:covered-table-cell table:style-name="ce2"/>
          <table:covered-table-cell/>
          <table:table-cell table:number-columns-repeated="2"/>
          <table:covered-table-cell table:number-columns-repeated="2" table:style-name="ce3"/>
        </table:table-row>
        <table:table-row table:style-name="ro1">
          <table:table-cell office:value-type="string" calcext:value-type="string" table:number-columns-spanned="2" table:number-rows-spanned="1">
            <text:p>Budżet</text:p>
          </table:table-cell>
          <table:covered-table-cell/>
          <table:table-cell office:value-type="float" office:value="50000" calcext:value-type="float">
            <text:p>50000</text:p>
          </table:table-cell>
          <table:table-cell/>
          <table:table-cell table:style-name="ce2"/>
          <table:table-cell table:number-columns-repeated="3"/>
          <table:table-cell table:style-name="ce3"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zas realizacji</text:p>
          </table:table-cell>
          <table:covered-table-cell/>
          <table:table-cell office:value-type="string" calcext:value-type="string">
            <text:p>3 tygodnie</text:p>
          </table:table-cell>
          <table:table-cell/>
          <table:table-cell table:style-name="ce2"/>
          <table:table-cell table:number-columns-repeated="3"/>
          <table:table-cell table:style-name="ce3" table:number-columns-repeated="2"/>
        </table:table-row>
        <table:table-row table:style-name="ro3">
          <table:table-cell office:value-type="string" calcext:value-type="string">
            <text:p>Lp.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Wymagania produktu</text:p>
          </table:table-cell>
          <table:table-cell office:value-type="string" calcext:value-type="string">
            <text:p>Przykłąd rzeczywistego produktu (link z poza naszego sklepu)</text:p>
          </table:table-cell>
          <table:table-cell table:style-name="ce2" office:value-type="string" calcext:value-type="string">
            <text:p>Przedział cenowy</text:p>
          </table:table-cell>
          <table:table-cell table:style-name="ce3" office:value-type="string" calcext:value-type="string">
            <text:p>Ocena (1 – 10)</text:p>
          </table:table-cell>
          <table:table-cell table:style-name="ce2" office:value-type="string" calcext:value-type="string">
            <text:p>Link do produktu w naszym sklepie</text:p>
          </table:table-cell>
          <table:table-cell table:style-name="ce2" office:value-type="string" calcext:value-type="string">
            <text:p>Produkt wybrany przez klienta</text:p>
          </table:table-cell>
          <table:table-cell table:style-name="ce2" office:value-type="string" calcext:value-type="string">
            <text:p>Cena produktu</text:p>
          </table:table-cell>
          <table:table-cell table:style-name="ce2" office:value-type="string" calcext:value-type="string">
            <text:p>Czas poszukiwan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cha dachowa</text:p>
          </table:table-cell>
          <table:table-cell office:value-type="string" calcext:value-type="string">
            <text:p>trapezowa</text:p>
          </table:table-cell>
          <table:table-cell office:value-type="string" calcext:value-type="string">
            <text:p><text:a xlink:href="https://www.leroymerlin.pl/dachy-i-akcesoria/pokrycia-dachowe/blachodachowka/blacha-trapezowa-t18-2-pruszynski,p409567,l2615.html" xlink:type="simple">https://www.leroymerlin.pl/dachy-i-akcesoria/pokrycia-dachowe/blachodachowka/blacha-trapezowa-t18-2-pruszynski,p409567,l2615.html</text:a></text:p>
          </table:table-cell>
          <table:table-cell office:value-type="string" calcext:value-type="string">
            <text:p>80 – 100</text:p>
          </table:table-cell>
          <table:table-cell office:value-type="string" calcext:value-type="string">
            <text:p>4-6</text:p>
          </table:table-cell>
          <table:table-cell table:style-name="ce5" office:value-type="string" calcext:value-type="string">
            <text:p><text:a xlink:href="http://172.20.83.81/pokrycie-dachowe/860-blacha-trapezowa-t18-2-pruszynski.html" xlink:type="simple">http://172.20.83.81/pokrycie-dachowe/860-blacha-trapezowa-t18-2-pruszynski.html</text:a>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rba </text:p>
          </table:table-cell>
          <table:table-cell office:value-type="string" calcext:value-type="string">
            <text:p>dachowa, Den Bravena</text:p>
          </table:table-cell>
          <table:table-cell table:style-name="Default" office:value-type="string" calcext:value-type="string">
            <text:p><text:a xlink:href="https://www.leroymerlin.pl/dachy-i-akcesoria/farby-i-uszczelniacze-dachowe/farby-do-dachow/farba-na-dach-cynkobond-den-braven,p186757,l453.html" xlink:type="simple">https://www.leroymerlin.pl/dachy-i-akcesoria/farby-i-uszczelniacze-dachowe/farby-do-dachow/farba-na-dach-cynkobond-den-braven,p186757,l453.html</text:a></text:p>
          </table:table-cell>
          <table:table-cell office:value-type="string" calcext:value-type="string">
            <text:p>200 -300</text:p>
          </table:table-cell>
          <table:table-cell office:value-type="string" calcext:value-type="string">
            <text:p>7-9</text:p>
          </table:table-cell>
          <table:table-cell table:style-name="ce5" office:value-type="string" calcext:value-type="string">
            <text:p><text:a xlink:href="http://172.20.83.81/farby-i-uszczelniacze-dachowe/1109-farba-na-dach-cynkobond-den-braven.html" xlink:type="simple">http://172.20.83.81/farby-i-uszczelniacze-dachowe/1109-farba-na-dach-cynkobond-den-braven.html</text:a>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k rynnowy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<text:a xlink:href="https://www.leroymerlin.pl/dachy-i-akcesoria/odprowadzanie-wody-deszczowej/rynny-rury-akcesoria/hak-rynnowy-g80-scala-plastics,p10851,l449.html" xlink:type="simple">https://www.leroymerlin.pl/dachy-i-akcesoria/odprowadzanie-wody-deszczowej/rynny-rury-akcesoria/hak-rynnowy-g80-scala-plastics,p10851,l449.html</text:a></text:p>
          </table:table-cell>
          <table:table-cell office:value-type="string" calcext:value-type="string">
            <text:p>3 -7</text:p>
          </table:table-cell>
          <table:table-cell office:value-type="string" calcext:value-type="string">
            <text:p>7-10</text:p>
          </table:table-cell>
          <table:table-cell table:style-name="ce5" office:value-type="string" calcext:value-type="string">
            <text:p><text:a xlink:href="http://172.20.83.81/odprowadzanie-wody-deszczowej/935-hak-rynnowy-g80-scala-plastics.html" xlink:type="simple">http://172.20.83.81/odprowadzanie-wody-deszczowej/935-hak-rynnowy-g80-scala-plastics.html</text:a>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rata do studzienki</text:p>
          </table:table-cell>
          <table:table-cell office:value-type="string" calcext:value-type="string">
            <text:p>200x200</text:p>
          </table:table-cell>
          <table:table-cell office:value-type="string" calcext:value-type="string">
            <text:p><text:a xlink:href="https://www.obi.pl/rury-gruntowe/marley-kratka-do-studzienki-kanalizacyjnej-200-mm-x-200-mm/p/3097888?template=PDP&amp;box=box4" xlink:type="simple">https://www.obi.pl/rury-gruntowe/marley-kratka-do-studzienki-kanalizacyjnej-200-mm-x-200-mm/p/3097888?template=PDP&amp;box=box4</text:a></text:p>
          </table:table-cell>
          <table:table-cell office:value-type="string" calcext:value-type="string">
            <text:p>10 – 20</text:p>
          </table:table-cell>
          <table:table-cell office:value-type="string" calcext:value-type="string">
            <text:p>6-8</text:p>
          </table:table-cell>
          <table:table-cell table:style-name="ce5" office:value-type="string" calcext:value-type="string">
            <text:p><text:a xlink:href="http://172.20.83.81/odprowadzanie-wody-deszczowej/973-kratka-do-studzienki-200x200-dakota.html" xlink:type="simple">http://172.20.83.81/odprowadzanie-wody-deszczowej/973-kratka-do-studzienki-200x200-dakota.html</text:a>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zczelniacz dachowy</text:p>
          </table:table-cell>
          <table:table-cell office:value-type="string" calcext:value-type="string">
            <text:p>dekarski</text:p>
          </table:table-cell>
          <table:table-cell office:value-type="string" calcext:value-type="string">
            <text:p><text:a xlink:href="https://www.leroymerlin.pl/dachy-i-akcesoria/farby-i-uszczelniacze-dachowe/uszczelniacze-do-dachow/uszczelniacz-dekarski-specjalistyczny-szary-tytan,p245446,l454.html" xlink:type="simple">https://www.leroymerlin.pl/dachy-i-akcesoria/farby-i-uszczelniacze-dachowe/uszczelniacze-do-dachow/uszczelniacz-dekarski-specjalistyczny-szary-tytan,p245446,l454.html</text:a></text:p>
          </table:table-cell>
          <table:table-cell office:value-type="string" calcext:value-type="string">
            <text:p>20 -35</text:p>
          </table:table-cell>
          <table:table-cell office:value-type="string" calcext:value-type="string">
            <text:p>7-8</text:p>
          </table:table-cell>
          <table:table-cell table:style-name="ce5" office:value-type="string" calcext:value-type="string">
            <text:p><text:a xlink:href="http://172.20.83.81/farby-i-uszczelniacze-dachowe/1077-uszczelniacz-dekarski-specjalistyczny-szary-tytan.html" xlink:type="simple">http://172.20.83.81/farby-i-uszczelniacze-dachowe/1077-uszczelniacz-dekarski-specjalistyczny-szary-tytan.html</text:a></text:p>
          </table:table-cell>
          <table:table-cell table:style-name="ce7"/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5"/>
          <table:table-cell table:style-name="ce7"/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  <table:table-cell table:style-name="ce5"/>
          <table:table-cell table:style-name="ce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8P0" style:volatile="true" number:language="pl" number:country="PL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8" number:language="pl" number:country="PL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 style:data-style-name="N2" text:time-value="09:11:16.272410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19:23:19.535002910</meta:creation-date>
    <dc:date>2018-01-22T13:19:19.013393298</dc:date>
    <meta:editing-duration>PT4H36M9S</meta:editing-duration>
    <meta:editing-cycles>8</meta:editing-cycles>
    <meta:generator>LibreOffice/5.1.6.2$Linux_X86_64 LibreOffice_project/10m0$Build-2</meta:generator>
    <meta:document-statistic meta:table-count="1" meta:cell-count="247" meta:object-count="0"/>
  </office:meta>
</office:document-meta>
</file>